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Braille" svg:font-family="'Apple Braille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epSeek-CJK-patch" svg:font-family="DeepSeek-CJK-patch, Inter, system-ui, apple-system, system-ui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1" style:family="paragraph" style:parent-style-name="Heading_20_4">
      <style:paragraph-properties fo:margin-left="0cm" fo:margin-right="0cm" fo:margin-top="0.476cm" fo:margin-bottom="0.344cm" style:contextual-spacing="false" style:line-height-at-least="0.741cm"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1" style:family="paragraph" style:parent-style-name="Text_20_body" style:list-style-name="L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4" style:family="paragraph" style:parent-style-name="Text_20_body" style:list-style-name="L10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6" style:family="paragraph" style:parent-style-name="Text_20_body" style:list-style-name="L1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7" style:family="paragraph" style:parent-style-name="Standard">
      <style:text-properties style:font-name="Arial"/>
    </style:style>
    <style:style style:name="T1" style:family="text">
      <style:text-properties fo:font-variant="normal" fo:text-transform="none" fo:color="#404040" loext:opacity="100%" style:font-name="Arial" fo:font-size="16.5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404040" loext:opacity="100%" style:font-name="Arial" fo:font-size="12pt" fo:letter-spacing="normal" fo:font-style="normal" fo:font-weight="normal" officeooo:rsid="00167bb3"/>
    </style:style>
    <style:style style:name="T4" style:family="text">
      <style:text-properties fo:font-variant="normal" fo:text-transform="none" fo:color="#404040" loext:opacity="100%" style:font-name="Arial" fo:font-size="13.5pt" fo:letter-spacing="normal" fo:font-style="normal" fo:font-weight="normal"/>
    </style:style>
    <style:style style:name="T5" style:family="text">
      <style:text-properties fo:font-variant="normal" fo:text-transform="none" fo:color="#404040" loext:opacity="100%" style:font-name="Arial" fo:letter-spacing="normal"/>
    </style:style>
    <style:style style:name="T6" style:family="text">
      <style:text-properties fo:font-variant="normal" fo:text-transform="none" fo:color="#404040" loext:opacity="100%" style:font-name="Arial" fo:font-size="12pt" fo:letter-spacing="normal" fo:font-style="normal" fo:font-weight="bold" fo:background-color="#ececec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1. Introducción</text:span></text:span></text:h>
      <text:p text:style-name="P1"><text:span text:style-name="T2">Esta </text:span><text:span text:style-name="Strong_20_Emphasis"><text:span text:style-name="T2">herramienta web</text:span></text:span><text:span text:style-name="Strong_20_Emphasis"><text:span text:style-name="T3"> </text:span></text:span><text:span text:style-name="Strong_20_Emphasis"><text:span text:style-name="T2">independiente</text:span></text:span><text:span text:style-name="T2"> está diseñada para gestionar plazas de aparcamiento de manera eficiente. </text:span><text:span text:style-name="Strong_20_Emphasis"><text:span text:style-name="T2">No es un sistema oficial de MooveCars Barcelona</text:span></text:span><text:span text:style-name="T2">, sino una solución externa que puede ser utilizada </text:span><text:span text:style-name="T3">los compañeros conductores para encontrar el vehículo asignado en el menor tiempo posible</text:span><text:span text:style-name="T2">.</text:span></text:p>
      <text:h text:style-name="P2" text:outline-level="3"><text:span text:style-name="Strong_20_Emphasis"><text:span text:style-name="T4">Características principales:</text:span></text:span></text:h>
      <text:p text:style-name="P1"><text:span text:style-name="T5">✔ </text:span><text:span text:style-name="Strong_20_Emphasis"><text:span text:style-name="T2">Mapa interactivo</text:span></text:span><text:span text:style-name="T2"> de plazas con colores según estado.<text:line-break/>✔ </text:span><text:span text:style-name="Strong_20_Emphasis"><text:span text:style-name="T2">Búsqueda de vehículos</text:span></text:span><text:span text:style-name="T2"> por matrícula.<text:line-break/>✔ </text:span><text:span text:style-name="Strong_20_Emphasis"><text:span text:style-name="T2">Registro de entradas/salidas</text:span></text:span><text:span text:style-name="T2"> con historial.<text:line-break/>✔ </text:span><text:span text:style-name="Strong_20_Emphasis"><text:span text:style-name="T2">Estadísticas en tiempo real</text:span></text:span><text:span text:style-name="T2"> (plazas libres, ocupadas, bloqueadas).<text:line-break/>✔ </text:span><text:span text:style-name="Strong_20_Emphasis"><text:span text:style-name="T2">Modo administrador</text:span></text:span><text:span text:style-name="T2"> para gestión avanzada (requiere credenciales).</text:span></text:p>
      <text:p text:style-name="P3"/>
      <text:h text:style-name="P4" text:outline-level="2"><text:span text:style-name="Strong_20_Emphasis"><text:span text:style-name="T1">2. Funciones Públicas (Sin Requerir Login)</text:span></text:span></text:h>
      <text:h text:style-name="P2" text:outline-level="3"><text:span text:style-name="Strong_20_Emphasis"><text:span text:style-name="T4">2.1. Consultar el Mapa de Plazas</text:span></text:span></text:h>
      <text:list text:style-name="L1">
        <text:list-item>
          <text:p text:style-name="P5"><text:span text:style-name="Strong_20_Emphasis"><text:span text:style-name="T2">Visualización:</text:span></text:span></text:p>
          <text:list>
            <text:list-item>
              <text:p text:style-name="P6">Cada plaza aparece como un cuadro numerado.</text:p>
            </text:list-item>
            <text:list-item>
              <text:p text:style-name="P5"><text:span text:style-name="Strong_20_Emphasis"><text:span text:style-name="T2">Color según estado:</text:span></text:span></text:p>
              <text:list>
                <text:list-item>
                  <text:p text:style-name="P7"><text:span text:style-name="T5">🟢 </text:span><text:span text:style-name="Strong_20_Emphasis"><text:span text:style-name="T2">Verde</text:span></text:span><text:span text:style-name="T2"> → Ocupada (menos de 4 horas).</text:span></text:p>
                </text:list-item>
                <text:list-item>
                  <text:p text:style-name="P7"><text:span text:style-name="T5">🟡 </text:span><text:span text:style-name="Strong_20_Emphasis"><text:span text:style-name="T2">Amarillo</text:span></text:span><text:span text:style-name="T2"> → Ocupada (4-8 horas).</text:span></text:p>
                </text:list-item>
                <text:list-item>
                  <text:p text:style-name="P7"><text:span text:style-name="T5">🔴 </text:span><text:span text:style-name="Strong_20_Emphasis"><text:span text:style-name="T2">Rojo</text:span></text:span><text:span text:style-name="T2"> → Ocupada (más de 8 horas).</text:span></text:p>
                </text:list-item>
                <text:list-item>
                  <text:p text:style-name="P7"><text:span text:style-name="T5">⚪ </text:span><text:span text:style-name="Strong_20_Emphasis"><text:span text:style-name="T2">Gris claro</text:span></text:span><text:span text:style-name="T2"> → Libre.</text:span></text:p>
                </text:list-item>
                <text:list-item>
                  <text:p text:style-name="P7"><text:span text:style-name="T5">⛔ </text:span><text:span text:style-name="Strong_20_Emphasis"><text:span text:style-name="T2">Rojo con tachón</text:span></text:span><text:span text:style-name="T2"> → Bloqueada (mantenimiento).</text:span></text:p>
                </text:list-item>
              </text:list>
            </text:list-item>
          </text:list>
        </text:list-item>
        <text:list-item>
          <text:p text:style-name="P5"><text:span text:style-name="Strong_20_Emphasis"><text:span text:style-name="T2">Filtrar plazas:</text:span></text:span></text:p>
          <text:list>
            <text:list-item>
              <text:p text:style-name="P8">Usa el menú desplegable para mostrar:</text:p>
              <text:list>
                <text:list-item>
                  <text:p text:style-name="P7"><text:span text:style-name="Strong_20_Emphasis"><text:span text:style-name="T2">Todas las plazas</text:span></text:span><text:span text:style-name="T2"> (valor predeterminado).</text:span></text:p>
                </text:list-item>
                <text:list-item>
                  <text:p text:style-name="P7"><text:span text:style-name="Strong_20_Emphasis"><text:span text:style-name="T2">Solo ocupadas</text:span></text:span><text:span text:style-name="T2">.</text:span></text:p>
                </text:list-item>
                <text:list-item>
                  <text:p text:style-name="P7"><text:span text:style-name="Strong_20_Emphasis"><text:span text:style-name="T2">Solo libres</text:span></text:span><text:span text:style-name="T2">.</text:span></text:p>
                </text:list-item>
              </text:list>
            </text:list-item>
          </text:list>
        </text:list-item>
      </text:list>
      <text:p text:style-name="P3"/>
      <text:h text:style-name="P2" text:outline-level="3"><text:soft-page-break/><text:span text:style-name="Strong_20_Emphasis"><text:span text:style-name="T4">2.2. Buscar un Vehículo por Matrícula</text:span></text:span></text:h>
      <text:list text:style-name="L2">
        <text:list-item>
          <text:p text:style-name="P9"><text:span text:style-name="Strong_20_Emphasis"><text:span text:style-name="T2">Introduce la matrícula</text:span></text:span><text:span text:style-name="T2"> en el campo de búsqueda (ejemplo: </text:span><text:span text:style-name="Source_20_Text"><text:span text:style-name="T6">1234ABC</text:span></text:span><text:span text:style-name="T2"> o </text:span><text:span text:style-name="Source_20_Text"><text:span text:style-name="T6">1234-ABC</text:span></text:span><text:span text:style-name="T2">).</text:span></text:p>
          <text:list>
            <text:list-item>
              <text:p text:style-name="P10"><text:span text:style-name="T2">El sistema </text:span><text:span text:style-name="Strong_20_Emphasis"><text:span text:style-name="T2">autocompleta</text:span></text:span><text:span text:style-name="T2"> matrículas existentes después de 2 caracteres.</text:span></text:p>
            </text:list-item>
          </text:list>
        </text:list-item>
        <text:list-item>
          <text:p text:style-name="P10"><text:span text:style-name="T2">Haz clic en </text:span><text:span text:style-name="Strong_20_Emphasis"><text:span text:style-name="T2">"Buscar"</text:span></text:span><text:span text:style-name="T2"> o presiona </text:span><text:span text:style-name="Source_20_Text"><text:span text:style-name="T6">Enter</text:span></text:span><text:span text:style-name="T2">.</text:span></text:p>
        </text:list-item>
      </text:list>
      <text:h text:style-name="P11" text:outline-level="4"><text:span text:style-name="Strong_20_Emphasis"><text:span text:style-name="T2">Resultados posibles:</text:span></text:span></text:h>
      <text:p text:style-name="P1"><text:span text:style-name="T5">✅ </text:span><text:span text:style-name="Strong_20_Emphasis"><text:span text:style-name="T2">Si el vehículo está registrado:</text:span></text:span></text:p>
      <text:list text:style-name="L3">
        <text:list-item>
          <text:p text:style-name="P12"><text:span text:style-name="T2">Aparecerá un popup con la </text:span><text:span text:style-name="Strong_20_Emphasis"><text:span text:style-name="T2">plaza asignada</text:span></text:span><text:span text:style-name="T2">.</text:span></text:p>
        </text:list-item>
        <text:list-item>
          <text:p text:style-name="P12"><text:span text:style-name="T2">La plaza se </text:span><text:span text:style-name="Strong_20_Emphasis"><text:span text:style-name="T2">resaltará en el mapa</text:span></text:span><text:span text:style-name="T2"> (efecto de parpadeo).</text:span></text:p>
        </text:list-item>
      </text:list>
      <text:p text:style-name="P1"><text:span text:style-name="T5">❌ </text:span><text:span text:style-name="Strong_20_Emphasis"><text:span text:style-name="T2">Si no está registrado:</text:span></text:span></text:p>
      <text:list text:style-name="L4">
        <text:list-item>
          <text:p text:style-name="P13"><text:span text:style-name="T2">Se mostrará un mensaje: </text:span><text:span text:style-name="Emphasis"><text:span text:style-name="T2">"No se encontró el vehículo"</text:span></text:span><text:span text:style-name="T2">.</text:span></text:p>
        </text:list-item>
        <text:list-item>
          <text:p text:style-name="P14"><text:span text:style-name="Strong_20_Emphasis"><text:span text:style-name="T2">Opciones:</text:span></text:span></text:p>
          <text:list>
            <text:list-item>
              <text:p text:style-name="P13"><text:span text:style-name="Strong_20_Emphasis"><text:span text:style-name="T2">Revisar la matrícula</text:span></text:span><text:span text:style-name="T2"> (por si hay un error).</text:span></text:p>
            </text:list-item>
            <text:list-item>
              <text:p text:style-name="P13"><text:span text:style-name="Strong_20_Emphasis"><text:span text:style-name="T2">Aparcar el vehículo</text:span></text:span><text:span text:style-name="T2"> (si es un nuevo registro).</text:span></text:p>
            </text:list-item>
          </text:list>
        </text:list-item>
      </text:list>
      <text:p text:style-name="P3"/>
      <text:h text:style-name="P2" text:outline-level="3"><text:span text:style-name="Strong_20_Emphasis"><text:span text:style-name="T4">2.3. Aparcar un Vehículo Nuevo</text:span></text:span></text:h>
      <text:list text:style-name="L5">
        <text:list-item>
          <text:p text:style-name="P15"><text:span text:style-name="Strong_20_Emphasis"><text:span text:style-name="T2">Desde el popup de "Vehículo no encontrado":</text:span></text:span></text:p>
          <text:list>
            <text:list-item>
              <text:p text:style-name="P16"><text:span text:style-name="T2">Haz clic en </text:span><text:span text:style-name="Strong_20_Emphasis"><text:span text:style-name="T2">"Aparcar vehículo"</text:span></text:span><text:span text:style-name="T2">.</text:span></text:p>
            </text:list-item>
            <text:list-item>
              <text:p text:style-name="P16"><text:span text:style-name="T2">Introduce el </text:span><text:span text:style-name="Strong_20_Emphasis"><text:span text:style-name="T2">número de plaza</text:span></text:span><text:span text:style-name="T2"> (1-900).</text:span></text:p>
            </text:list-item>
            <text:list-item>
              <text:p text:style-name="P16"><text:span text:style-name="T2">Confirma con </text:span><text:span text:style-name="Strong_20_Emphasis"><text:span text:style-name="T2">"Guardar"</text:span></text:span><text:span text:style-name="T2">.</text:span></text:p>
            </text:list-item>
          </text:list>
        </text:list-item>
        <text:list-item>
          <text:p text:style-name="P15"><text:span text:style-name="Strong_20_Emphasis"><text:span text:style-name="T2">Directamente (sin búsqueda previa):</text:span></text:span></text:p>
          <text:list>
            <text:list-item>
              <text:p text:style-name="P17">Introduce la matrícula en el campo principal.</text:p>
            </text:list-item>
            <text:list-item>
              <text:p text:style-name="P16"><text:span text:style-name="T2">Haz clic en </text:span><text:span text:style-name="Strong_20_Emphasis"><text:span text:style-name="T2">"Buscar"</text:span></text:span><text:span text:style-name="T2">.</text:span></text:p>
            </text:list-item>
            <text:list-item>
              <text:p text:style-name="P16"><text:span text:style-name="T2">Si no existe, el sistema permitirá </text:span><text:span text:style-name="Strong_20_Emphasis"><text:span text:style-name="T2">asignar una plaza manualmente</text:span></text:span><text:span text:style-name="T2">.</text:span></text:p>
            </text:list-item>
          </text:list>
        </text:list-item>
      </text:list>
      <text:h text:style-name="P11" text:outline-level="4"><text:span text:style-name="Strong_20_Emphasis"><text:span text:style-name="T2">Reglas importantes:</text:span></text:span></text:h>
      <text:p text:style-name="P1"><text:span text:style-name="T5">⚠ </text:span><text:span text:style-name="Strong_20_Emphasis"><text:span text:style-name="T2">Plazas ocupadas:</text:span></text:span><text:span text:style-name="T2"> Si asignas una plaza ya ocupada, el sistema preguntará:</text:span></text:p>
      <text:list text:style-name="L6">
        <text:list-item>
          <text:p text:style-name="P18"><text:span text:style-name="Emphasis"><text:span text:style-name="T2">"¿Sobrescribir plaza [XXX]?"</text:span></text:span><text:span text:style-name="T2"> → Solo acepta si el vehículo anterior salió.<text:line-break/>⚠ </text:span><text:span text:style-name="Strong_20_Emphasis"><text:span text:style-name="T2">Plazas bloqueadas:</text:span></text:span><text:span text:style-name="T2"> No pueden asignarse sin permisos de administrador.</text:span></text:p>
        </text:list-item>
      </text:list>
      <text:p text:style-name="P3"><text:soft-page-break/></text:p>
      <text:h text:style-name="P2" text:outline-level="3"><text:span text:style-name="Strong_20_Emphasis"><text:span text:style-name="T4">2.4. Estadísticas en Tiempo Real</text:span></text:span></text:h>
      <text:p text:style-name="P19">En la parte superior de la pantalla, se muestran:</text:p>
      <text:list text:style-name="L7">
        <text:list-item>
          <text:p text:style-name="P20"><text:span text:style-name="Strong_20_Emphasis"><text:span text:style-name="T2">Plazas totales:</text:span></text:span><text:span text:style-name="T2"> 900 (fijo).</text:span></text:p>
        </text:list-item>
        <text:list-item>
          <text:p text:style-name="P20"><text:span text:style-name="Strong_20_Emphasis"><text:span text:style-name="T2">Ocupadas:</text:span></text:span><text:span text:style-name="T2"> Número actual de vehículos registrados.</text:span></text:p>
        </text:list-item>
        <text:list-item>
          <text:p text:style-name="P20"><text:span text:style-name="Strong_20_Emphasis"><text:span text:style-name="T2">Libres:</text:span></text:span><text:span text:style-name="T2"> Calculado automáticamente (total - ocupadas - bloqueadas).</text:span></text:p>
        </text:list-item>
        <text:list-item>
          <text:p text:style-name="P20"><text:span text:style-name="Strong_20_Emphasis"><text:span text:style-name="T2">Bloqueadas:</text:span></text:span><text:span text:style-name="T2"> Plazas en mantenimiento (no disponibles).</text:span></text:p>
        </text:list-item>
      </text:list>
      <text:p text:style-name="P3"/>
      <text:h text:style-name="P4" text:outline-level="2"><text:span text:style-name="Strong_20_Emphasis"><text:span text:style-name="T1">3. Funciones de Administrador (Requiere Login)</text:span></text:span></text:h>
      <text:p text:style-name="P1"><text:span text:style-name="Emphasis"><text:span text:style-name="T2">(Opcional, solo para usuarios autorizados)</text:span></text:span></text:p>
      <text:p text:style-name="P1"><text:span text:style-name="T5">🔒 </text:span><text:span text:style-name="Strong_20_Emphasis"><text:span text:style-name="T2">Acceso:</text:span></text:span></text:p>
      <text:list text:style-name="L8">
        <text:list-item>
          <text:p text:style-name="P21"><text:span text:style-name="T2">Haz clic en </text:span><text:span text:style-name="Strong_20_Emphasis"><text:span text:style-name="T2">"🔑"</text:span></text:span><text:span text:style-name="T2"> (esquina inferior derecha) o en </text:span><text:span text:style-name="Strong_20_Emphasis"><text:span text:style-name="T2">"Login"</text:span></text:span><text:span text:style-name="T2"> (barra superior).</text:span></text:p>
        </text:list-item>
        <text:list-item>
          <text:p text:style-name="P21"><text:span text:style-name="T2">Introduce </text:span><text:span text:style-name="Strong_20_Emphasis"><text:span text:style-name="T2">usuario y contraseña</text:span></text:span><text:span text:style-name="T2"> (solo personal autorizado).</text:span></text:p>
        </text:list-item>
      </text:list>
      <text:p text:style-name="P1"><text:span text:style-name="T5">🛠 </text:span><text:span text:style-name="Strong_20_Emphasis"><text:span text:style-name="T2">Herramientas disponibles:</text:span></text:span></text:p>
      <text:list text:style-name="L9">
        <text:list-item>
          <text:p text:style-name="P22"><text:span text:style-name="Strong_20_Emphasis"><text:span text:style-name="T2">Historial completo</text:span></text:span><text:span text:style-name="T2"> de entradas/salidas.</text:span></text:p>
        </text:list-item>
        <text:list-item>
          <text:p text:style-name="P22"><text:span text:style-name="Strong_20_Emphasis"><text:span text:style-name="T2">Bloquear/desbloquear</text:span></text:span><text:span text:style-name="T2"> plazas.</text:span></text:p>
        </text:list-item>
        <text:list-item>
          <text:p text:style-name="P22"><text:span text:style-name="Strong_20_Emphasis"><text:span text:style-name="T2">Vaciar todas las plazas</text:span></text:span><text:span text:style-name="T2"> (opción master).</text:span></text:p>
        </text:list-item>
        <text:list-item>
          <text:p text:style-name="P22"><text:span text:style-name="Strong_20_Emphasis"><text:span text:style-name="T2">Gestionar usuarios</text:span></text:span><text:span text:style-name="T2"> (añadir, editar o eliminar moderadores).</text:span></text:p>
        </text:list-item>
      </text:list>
      <text:p text:style-name="P3"/>
      <text:h text:style-name="P4" text:outline-level="2"><text:span text:style-name="Strong_20_Emphasis"><text:span text:style-name="T1">4. Aclaración Importante</text:span></text:span></text:h>
      <text:p text:style-name="P1"><text:span text:style-name="T5">🚫 </text:span><text:span text:style-name="Strong_20_Emphasis"><text:span text:style-name="T2">Esta herramienta NO está vinculada a MooveCars Barcelona.</text:span></text:span></text:p>
      <text:list text:style-name="L10">
        <text:list-item>
          <text:p text:style-name="P23"><text:span text:style-name="T2">Es un </text:span><text:span text:style-name="Strong_20_Emphasis"><text:span text:style-name="T2">sistema independiente</text:span></text:span><text:span text:style-name="T2"> creado para gestión interna de aparcamientos.</text:span></text:p>
        </text:list-item>
        <text:list-item>
          <text:p text:style-name="P24">No accede a bases de datos externas ni tiene relación con sistemas oficiales de MooveCars.</text:p>
        </text:list-item>
      </text:list>
      <text:p text:style-name="P3"/>
      <text:h text:style-name="P4" text:outline-level="2"><text:soft-page-break/><text:span text:style-name="Strong_20_Emphasis"><text:span text:style-name="T1">5. Soporte y Problemas Comunes</text:span></text:span></text:h>
      <text:p text:style-name="P1"><text:span text:style-name="T5">🔧 </text:span><text:span text:style-name="Strong_20_Emphasis"><text:span text:style-name="T2">Si encuentras errores:</text:span></text:span></text:p>
      <text:list text:style-name="L11">
        <text:list-item>
          <text:p text:style-name="P25"><text:span text:style-name="T2">Verifica que la </text:span><text:span text:style-name="Strong_20_Emphasis"><text:span text:style-name="T2">matrícula</text:span></text:span><text:span text:style-name="T2"> no contenga vocales o letras inválidas (Ñ, Q).</text:span></text:p>
        </text:list-item>
        <text:list-item>
          <text:p text:style-name="P25"><text:span text:style-name="T2">Las </text:span><text:span text:style-name="Strong_20_Emphasis"><text:span text:style-name="T2">plazas bloqueadas</text:span></text:span><text:span text:style-name="T2"> no aparecen en búsquedas públicas.</text:span></text:p>
        </text:list-item>
        <text:list-item>
          <text:p text:style-name="P25"><text:span text:style-name="T2">Para asistencia técnica, contacta al </text:span><text:span text:style-name="Strong_20_Emphasis"><text:span text:style-name="T2">equipo de desarrollo interno</text:span></text:span><text:span text:style-name="T2">.</text:span></text:p>
        </text:list-item>
      </text:list>
      <text:p text:style-name="P1"><text:span text:style-name="T5">📅 </text:span><text:span text:style-name="Strong_20_Emphasis"><text:span text:style-name="T2">Actualizaciones automáticas:</text:span></text:span></text:p>
      <text:list text:style-name="L12">
        <text:list-item>
          <text:p text:style-name="P26"><text:span text:style-name="T2">El mapa y las estadísticas se refrescan </text:span><text:span text:style-name="Strong_20_Emphasis"><text:span text:style-name="T2">cada minuto</text:span></text:span><text:span text:style-name="T2">.</text:span></text:p>
        </text:list-item>
      </text:lis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Braille" svg:font-family="'Apple Braille'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epSeek-CJK-patch" svg:font-family="DeepSeek-CJK-patch, Inter, system-ui, apple-system, system-ui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2:53:36.819683205</meta:creation-date>
    <meta:print-date>2025-05-25T12:55:15.279005577</meta:print-date>
    <meta:printed-by>Archivos PDF</meta:printed-by>
    <dc:date>2025-05-26T02:14:38.851009826</dc:date>
    <meta:editing-duration>PT8H21M16S</meta:editing-duration>
    <meta:editing-cycles>1</meta:editing-cycles>
    <meta:document-statistic meta:table-count="0" meta:image-count="0" meta:object-count="0" meta:page-count="4" meta:paragraph-count="71" meta:word-count="561" meta:character-count="3492" meta:non-whitespace-character-count="3049"/>
    <meta:generator>LibreOffice/24.8.3.2$MacOSX_AARCH64 LibreOffice_project/48a6bac9e7e268aeb4c3483fcf825c94556d9f92</meta:generator>
  </office:meta>
</office:document-meta>
</file>